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25" calcext:value-type="float">
            <text:p>25,00</text:p>
          </table:table-cell>
          <table:table-cell table:style-name="ce9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>
          <table:table-cell table:style-name="ce10" office:value-type="float" office:value="50" calcext:value-type="float">
            <text:p>5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0" office:value-type="float" office:value="75" calcext:value-type="float">
            <text:p>75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0" office:value-type="float" office:value="100" calcext:value-type="float">
            <text:p>1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0" office:value-type="float" office:value="200" calcext:value-type="float">
            <text:p>2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2:56:11.72658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8M52S</meta:editing-duration>
    <meta:editing-cycles>11</meta:editing-cycles>
    <meta:generator>LibreOffice/5.1.6.2$Linux_X86_64 LibreOffice_project/10m0$Build-2</meta:generator>
    <dc:date>2018-04-09T13:18:55.181723753</dc:date>
    <meta:document-statistic meta:table-count="1" meta:cell-count="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6.463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4.155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715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7.244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